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7.114cm"/>
    </style:style>
    <style:style style:name="co3" style:family="table-column">
      <style:table-column-properties fo:break-before="auto" style:column-width="4.369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3.4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14.3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undown">
      <style:table-properties table:display="true" style:writing-mode="lr-tb"/>
    </style:style>
    <style:style style:name="ta2" style:family="table" style:master-page-name="PageStyle_5f_Setting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7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Rundown.E2">
          <table:error-message table:message-type="stop" table:display="true"/>
        </table:content-validation>
        <table:content-validation table:name="val2" table:condition="of:cell-content-is-decimal-number() and cell-content-is-between(-24,24)" table:allow-empty-cell="true" table:base-cell-address="Settings.B2">
          <table:help-message table:display="true">
            <text:p>-24 to 24 i guess</text:p>
          </table:help-message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Settings.B4">
          <table:error-message table:message-type="stop" table:display="true"/>
        </table:content-validation>
      </table:content-validations>
      <table:table table:name="Rundow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8.147cm" svg:height="0.952cm" svg:x="3.224cm" svg:y="0.82cm" draw:caption-point-x="-0.406cm" draw:caption-point-y="-0.81cm">
              <dc:date>2021-06-12T00:00:00</dc:date>
              <text:p text:style-name="P1"><text:span text:style-name="T1">Only for personal reference, not used internally</text:span></text:p>
            </office:annotation>
            <text:p>Cue Name</text:p>
          </table:table-cell>
          <table:table-cell table:style-name="ce1" office:value-type="string" calcext:value-type="string">
            <office:annotation draw:style-name="gr2" draw:text-style-name="P2" svg:width="13.86cm" svg:height="2.064cm" svg:x="10.338cm" svg:y="0.82cm" draw:caption-point-x="-0.407cm" draw:caption-point-y="-0.81cm">
              <dc:date>2021-06-12T00:00:00</dc:date>
              <text:p text:style-name="P1"><text:span text:style-name="T1">this text is shown below the timer</text:span></text:p>
              <text:p text:style-name="P1"><text:span text:style-name="T1"/></text:p>
              <text:p text:style-name="P1"><text:span text:style-name="T1">keep below 50 chars or it will be truncated!</text:span></text:p>
            </office:annotation>
            <text:p>Timer-Text</text:p>
          </table:table-cell>
          <table:table-cell table:style-name="ce1" office:value-type="string" calcext:value-type="string">
            <office:annotation draw:style-name="gr2" draw:text-style-name="P2" svg:width="12.319cm" svg:height="2.064cm" svg:x="14.707cm" svg:y="0.82cm" draw:caption-point-x="-0.407cm" draw:caption-point-y="-0.81cm">
              <dc:date>2021-06-12T00:00:00</dc:date>
              <text:p text:style-name="P1"><text:span text:style-name="T1">The time and date when the countdown reaches 0.</text:span></text:p>
              <text:p text:style-name="P1"><text:span text:style-name="T1">Format:</text:span></text:p>
              <text:p text:style-name="P1"><text:span text:style-name="T1">DD.MM.YYYY HH:MM:SS.s</text:span></text:p>
            </office:annotation>
            <text:p>Timer-End-Time</text:p>
          </table:table-cell>
          <table:table-cell table:style-name="ce1" office:value-type="string" calcext:value-type="string">
            <office:annotation draw:style-name="gr2" draw:text-style-name="P2" svg:width="11.899cm" svg:height="2.064cm" svg:x="17.954cm" svg:y="0.82cm" draw:caption-point-x="-0.406cm" draw:caption-point-y="-0.81cm">
              <dc:date>2021-06-12T00:00:00</dc:date>
              <text:p text:style-name="P1"><text:span text:style-name="T1">How many seconds of negative time to display after a timer end</text:span></text:p>
              <text:p text:style-name="P1"><text:span text:style-name="T1"/></text:p>
              <text:p text:style-name="P1"><text:span text:style-name="T1">No negative values here, please</text:span></text:p>
            </office:annotation>
            <text:p>Negative-Overrun</text:p>
          </table:table-cell>
          <table:table-cell table:style-name="ce1" office:value-type="string" calcext:value-type="string">
            <office:annotation draw:style-name="gr2" draw:text-style-name="P2" svg:width="11.31cm" svg:height="2.064cm" svg:x="21.371cm" svg:y="0.82cm" draw:caption-point-x="-0.407cm" draw:caption-point-y="-0.81cm">
              <dc:date>2021-06-12T00:00:00</dc:date>
              <text:p text:style-name="P1"><text:span text:style-name="T1">If the current realtime should be shown or not.</text:span></text:p>
              <text:p text:style-name="P1"><text:span text:style-name="T1">Yes <text:s/>= Show</text:span></text:p>
              <text:p text:style-name="P1"><text:span text:style-name="T1">No = Hide</text:span></text:p>
            </office:annotation>
            <text:p>Show-Current-Time</text:p>
          </table:table-cell>
          <table:table-cell table:style-name="ce6" office:value-type="string" calcext:value-type="string">
            <office:annotation draw:style-name="gr1" draw:text-style-name="P2" svg:width="11.31cm" svg:height="0.952cm" svg:x="24.198cm" svg:y="0.82cm" draw:caption-point-x="-0.406cm" draw:caption-point-y="-0.81cm">
              <dc:date>2021-06-12T00:00:00</dc:date>
              <text:p text:style-name="P1"><text:span text:style-name="T1">For which Clock ID this cue should be shown. Comma seperated.</text:span></text:p>
            </office:annotation>
            <text:p>Clock-I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1</text:p>
          </table:table-cell>
          <table:table-cell table:style-name="ce1" office:value-type="string" calcext:value-type="string">
            <text:p>Cue Text 1</text:p>
          </table:table-cell>
          <table:table-cell table:style-name="ce1" office:value-type="string" calcext:value-type="string">
            <text:p>01.04.2023 15:50:3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1.5</text:p>
          </table:table-cell>
          <table:table-cell table:style-name="ce1" office:value-type="string" calcext:value-type="string">
            <text:p>Cue Text 1.5</text:p>
          </table:table-cell>
          <table:table-cell table:style-name="ce1" office:value-type="string" calcext:value-type="string">
            <text:p>01.04.2023 15:51:0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2</text:p>
          </table:table-cell>
          <table:table-cell table:style-name="ce1" office:value-type="string" calcext:value-type="string">
            <text:p>Cue Text 2</text:p>
          </table:table-cell>
          <table:table-cell table:style-name="ce1" office:value-type="string" calcext:value-type="string">
            <text:p>01.04.2023 15:55:3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No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3</text:p>
          </table:table-cell>
          <table:table-cell table:style-name="ce1" office:value-type="string" calcext:value-type="string">
            <text:p>Cue Text 3</text:p>
          </table:table-cell>
          <table:table-cell table:style-name="ce1" office:value-type="string" calcext:value-type="string">
            <text:p>01.04.2023 22:30:00.0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,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4</text:p>
          </table:table-cell>
          <table:table-cell table:style-name="ce1" office:value-type="string" calcext:value-type="string">
            <text:p>Cue Text 4</text:p>
          </table:table-cell>
          <table:table-cell table:style-name="ce1" office:value-type="string" calcext:value-type="string">
            <text:p>02.04.2023 20:00:0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5" table:content-validation-name="val1"/>
          <table:table-cell table:style-name="ce7"/>
          <table:table-cell table:number-columns-repeated="1018"/>
        </table:table-row>
        <table:table-row table:style-name="ro2" table:number-rows-repeated="993">
          <table:table-cell table:number-columns-repeated="2"/>
          <table:table-cell table:style-name="ce2"/>
          <table:table-cell table:style-name="ce4"/>
          <table:table-cell table:style-name="ce5" table:content-validation-name="val1"/>
          <table:table-cell table:style-name="ce7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2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RealTimeOffse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w many ms to offset the realtime in case you want to compensate for output delivery de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meZoneOffset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0" office:value-type="string" calcext:value-type="string">
            <text:p>Timezone offset from GMT in hou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iResoluti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w many digits of the milliseconds should be displayed. Set to 0 to turn MS of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wHours</text:p>
          </table:table-cell>
          <table:table-cell table:style-name="ce9" table:content-validation-name="val3" office:value-type="string" calcext:value-type="string">
            <text:p>No</text:p>
          </table:table-cell>
          <table:table-cell table:style-name="ce1" office:value-type="string" calcext:value-type="string">
            <text:p>If the countdown timer should show hours instead of &gt; 60 minutes. Yes/No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Rundown" style:display-name="PageStyle_Run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ttings" style:display-name="PageStyle_Settin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01T13:10:25.412000000</dc:date>
    <meta:editing-duration>PT27S</meta:editing-duration>
    <meta:editing-cycles>1</meta:editing-cycles>
    <meta:document-statistic meta:table-count="2" meta:cell-count="48" meta:object-count="0"/>
  </office:meta>
</office:document-meta>
</file>